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b4f72" fo:padding-left="0.2083in" fo:padding-right="0.2083in" fo:padding-top="0.1389in" fo:padding-bottom="0.1389in" fo:border="none">
        <style:background-image/>
      </style:table-cell-properties>
    </style:style>
    <style:style style:name="Table2" style:family="table">
      <style:table-properties style:width="6.5in" fo:margin-left="0.0035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8f8f5" fo:padding-left="0.1667in" fo:padding-right="0.1667in" fo:padding-top="0.1111in" fo:padding-bottom="0.1111in" fo:border-left="0.5pt solid #1abc9c" fo:border-right="0.1pt solid #1abc9c" fo:border-top="0.5pt solid #1abc9c" fo:border-bottom="0.1pt solid #1abc9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bf5fb" fo:padding-left="0.1389in" fo:padding-right="0.1389in" fo:padding-top="0.0972in" fo:padding-bottom="0.0972in" fo:border="0.1pt solid #aed6f1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4f4" fo:padding-left="0.1667in" fo:padding-right="0.1667in" fo:padding-top="0.0833in" fo:padding-bottom="0.0833in" fo:border="0.1pt solid #d5d8dc">
        <style:background-image/>
      </style:table-cell-properties>
    </style:style>
    <style:style style:name="Table5" style:family="table">
      <style:table-properties style:width="6.5in" fo:margin-left="0.0035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ef9e7" fo:padding-left="0.1667in" fo:padding-right="0.1667in" fo:padding-top="0.0972in" fo:padding-bottom="0.0972in" fo:border-left="0.5pt solid #f39c12" fo:border-right="0.1pt solid #f39c12" fo:border-top="0.5pt solid #f39c12" fo:border-bottom="0.1pt solid #f39c12">
        <style:background-image/>
      </style:table-cell-properties>
    </style:style>
    <style:style style:name="P1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4" style:family="paragraph" style:parent-style-name="Standard">
      <style:paragraph-properties fo:margin-top="0.139in" fo:margin-bottom="0in" style:contextual-spacing="false"/>
    </style:style>
    <style:style style:name="P5" style:family="paragraph" style:parent-style-name="Standard">
      <style:paragraph-properties fo:margin-top="0in" fo:margin-bottom="0.0835in" style:contextual-spacing="false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.0555in" style:contextual-spacing="false"/>
    </style:style>
    <style:style style:name="P8" style:family="paragraph" style:parent-style-name="Standard">
      <style:paragraph-properties fo:margin-top="0in" fo:margin-bottom="0.028in" style:contextual-spacing="false"/>
    </style:style>
    <style:style style:name="P9" style:family="paragraph" style:parent-style-name="List_20_Paragraph" style:list-style-name="WWNum2">
      <style:paragraph-properties fo:margin-top="0in" fo:margin-bottom="0.0417in" style:contextual-spacing="false"/>
    </style:style>
    <style:style style:name="P10" style:family="paragraph" style:parent-style-name="Standard">
      <style:paragraph-properties fo:margin-left="0.3752in" fo:margin-top="0in" fo:margin-bottom="0.028in" style:contextual-spacing="false"/>
    </style:style>
    <style:style style:name="P11" style:family="paragraph" style:parent-style-name="Standard">
      <style:paragraph-properties fo:margin-left="0.3752in" fo:margin-top="0in" fo:margin-bottom="0.0835in" style:contextual-spacing="false"/>
    </style:style>
    <style:style style:name="P12" style:family="paragraph" style:parent-style-name="Standard">
      <style:paragraph-properties fo:margin-left="0.3752in" fo:margin-top="0in" fo:margin-bottom="0.111in" style:contextual-spacing="false"/>
    </style:style>
    <style:style style:name="P13" style:family="paragraph" style:parent-style-name="Standard">
      <style:paragraph-properties fo:margin-left="0.3752in" fo:margin-top="0in" fo:margin-bottom="0.0417in" style:contextual-spacing="false"/>
    </style:style>
    <style:style style:name="P14" style:family="paragraph" style:parent-style-name="Standard">
      <style:paragraph-properties fo:margin-top="0in" fo:margin-bottom="0.0417in" style:contextual-spacing="false"/>
    </style:style>
    <style:style style:name="P15" style:family="paragraph" style:parent-style-name="Standard">
      <style:paragraph-properties fo:margin-top="0in" fo:margin-bottom="0.0693in" style:contextual-spacing="false"/>
    </style:style>
    <style:style style:name="P16" style:family="paragraph" style:parent-style-name="Standard">
      <style:paragraph-properties fo:margin-top="0.0417in" fo:margin-bottom="0in" style:contextual-spacing="false"/>
    </style:style>
    <style:style style:name="P17" style:family="paragraph" style:parent-style-name="List_20_Paragraph" style:list-style-name="WWNum3">
      <style:paragraph-properties fo:margin-top="0in" fo:margin-bottom="0.028in" style:contextual-spacing="false"/>
    </style:style>
    <style:style style:name="P18" style:family="paragraph" style:parent-style-name="Standard">
      <style:paragraph-properties fo:margin-top="0.111in" fo:margin-bottom="0in" style:contextual-spacing="false"/>
    </style:style>
    <style:style style:name="P19" style:family="paragraph" style:parent-style-name="Standard">
      <style:paragraph-properties fo:margin-top="0.1665in" fo:margin-bottom="0in" style:contextual-spacing="false"/>
    </style:style>
    <style:style style:name="P20" style:family="paragraph" style:parent-style-name="Standard">
      <style:paragraph-properties fo:margin-top="0in" fo:margin-bottom="0.028in" style:contextual-spacing="false" fo:text-align="center" style:justify-single-word="false"/>
    </style:style>
    <style:style style:name="T1" style:family="text">
      <style:text-properties fo:color="#aed6f1" loext:opacity="100%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T2" style:family="text">
      <style:text-properties fo:color="#ffffff" loext:opacity="100%"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T3" style:family="text">
      <style:text-properties fo:color="#d4e6f1" loext:opacity="100%" style:font-name="Calibri" fo:font-size="12pt" fo:font-style="italic" style:font-name-asian="Calibri2" style:font-size-asian="12pt" style:font-style-asian="italic" style:font-name-complex="Calibri2" style:font-size-complex="12pt" style:font-style-complex="italic"/>
    </style:style>
    <style:style style:name="T4" style:family="text">
      <style:text-properties fo:color="#1abc9c" loext:opacity="100%"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5" style:family="text">
      <style:text-properties fo:color="#1c2833" loext:opacity="100%" fo:font-size="11pt" style:font-size-asian="11pt" style:font-size-complex="11pt"/>
    </style:style>
    <style:style style:name="T6" style:family="text">
      <style:text-properties fo:color="#1b4f72" loext:opacity="100%" style:font-name="Consolas" fo:font-size="11pt" fo:font-weight="bold" style:font-name-asian="Consolas1" style:font-size-asian="11pt" style:font-weight-asian="bold" style:font-name-complex="Consolas1" style:font-size-complex="11pt" style:font-weight-complex="bold"/>
    </style:style>
    <style:style style:name="T7" style:family="text">
      <style:text-properties fo:color="#1b4f72" loext:opacity="100%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2980b9" loext:opacity="100%" style:font-name="Consolas" fo:font-size="10.5pt" fo:font-weight="bold" style:font-name-asian="Consolas1" style:font-size-asian="10.5pt" style:font-weight-asian="bold" style:font-name-complex="Consolas1" style:font-size-complex="10.5pt" style:font-weight-complex="bold"/>
    </style:style>
    <style:style style:name="T9" style:family="text">
      <style:text-properties fo:color="#5d6d7e" loext:opacity="100%" fo:font-size="9.5pt" style:font-size-asian="9.5pt" style:font-size-complex="9.5pt"/>
    </style:style>
    <style:style style:name="T10" style:family="text">
      <style:text-properties fo:color="#2980b9" loext:opacity="100%" style:font-name="Consolas" fo:font-size="9pt" style:text-underline-style="solid" style:text-underline-width="auto" style:text-underline-color="font-color" style:font-name-asian="Consolas1" style:font-size-asian="9pt" style:font-name-complex="Consolas1" style:font-size-complex="9pt"/>
    </style:style>
    <style:style style:name="T11" style:family="text">
      <style:text-properties fo:color="#5d6d7e" loext:opacity="100%" style:font-name="Consolas" fo:font-size="9pt" style:font-name-asian="Consolas1" style:font-size-asian="9pt" style:font-name-complex="Consolas1" style:font-size-complex="9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color="#2980b9" loext:opacity="100%" fo:font-size="10.5pt" style:text-underline-style="solid" style:text-underline-width="auto" style:text-underline-color="font-color" style:font-size-asian="10.5pt" style:font-size-complex="10.5pt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2980b9" loext:opacity="100%" style:font-name="Consolas" fo:font-size="9.5pt" style:text-underline-style="solid" style:text-underline-width="auto" style:text-underline-color="font-color" style:font-name-asian="Consolas1" style:font-size-asian="9.5pt" style:font-name-complex="Consolas1" style:font-size-complex="9.5pt"/>
    </style:style>
    <style:style style:name="T17" style:family="text">
      <style:text-properties fo:color="#1b4f72" loext:opacity="100%" style:font-name="Consolas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18" style:family="text">
      <style:text-properties fo:color="#1b4f72" loext:opacity="100%" style:font-name="Consolas" fo:font-size="10.5pt" fo:font-weight="bold" style:font-name-asian="Consolas1" style:font-size-asian="10.5pt" style:font-weight-asian="bold" style:font-name-complex="Consolas1" style:font-size-complex="10.5pt" style:font-weight-complex="bold"/>
    </style:style>
    <style:style style:name="T19" style:family="text">
      <style:text-properties style:font-name="Consolas" fo:font-size="10.5pt" fo:font-weight="bold" style:font-name-asian="Consolas1" style:font-size-asian="10.5pt" style:font-weight-asian="bold" style:font-name-complex="Consolas1" style:font-size-complex="10.5pt" style:font-weight-complex="bold"/>
    </style:style>
    <style:style style:name="T20" style:family="text">
      <style:text-properties fo:color="#2980b9" loext:opacity="100%" style:font-name="Consolas" fo:font-size="11pt" fo:font-weight="bold" style:font-name-asian="Consolas1" style:font-size-asian="11pt" style:font-weight-asian="bold" style:font-name-complex="Consolas1" style:font-size-complex="11pt" style:font-weight-complex="bold"/>
    </style:style>
    <style:style style:name="T21" style:family="text">
      <style:text-properties fo:color="#5d6d7e" loext:opacity="100%" style:font-name="Consolas" fo:font-size="9.5pt" style:font-name-asian="Consolas1" style:font-size-asian="9.5pt" style:font-name-complex="Consolas1" style:font-size-complex="9.5pt"/>
    </style:style>
    <style:style style:name="T22" style:family="text">
      <style:text-properties fo:color="#1c2833" loext:opacity="100%" style:font-name="Consolas" fo:font-size="9.5pt" style:font-name-asian="Consolas1" style:font-size-asian="9.5pt" style:font-name-complex="Consolas1" style:font-size-complex="9.5pt"/>
    </style:style>
    <style:style style:name="T23" style:family="text">
      <style:text-properties fo:color="#1abc9c" loext:opacity="100%" style:font-name="Consolas" fo:font-size="9.5pt" style:font-name-asian="Consolas1" style:font-size-asian="9.5pt" style:font-name-complex="Consolas1" style:font-size-complex="9.5pt"/>
    </style:style>
    <style:style style:name="T24" style:family="text">
      <style:text-properties fo:color="#f39c12" loext:opacity="100%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1c2833" loext:opacity="100%" fo:font-size="10pt" style:font-size-asian="10pt" style:font-size-complex="10pt"/>
    </style:style>
    <style:style style:name="T26" style:family="text">
      <style:text-properties fo:color="#1c2833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7" style:family="text">
      <style:text-properties fo:color="#5d6d7e" loext:opacity="100%" fo:font-size="10pt" style:font-size-asian="10pt" style:font-size-complex="10pt"/>
    </style:style>
    <style:style style:name="T28" style:family="text">
      <style:text-properties fo:color="#aed6f1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TSS 2026 Workshop</text:span></text:p>
            <text:p text:style-name="P2"><text:span text:style-name="T2">Python for Data Analysis and Automation</text:span></text:p>
            <text:p text:style-name="P3"><text:span text:style-name="T3">qPCR Data Analysis Using the ΔΔCt Method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4">▶ <text:s/>QUICK START</text:span></text:p>
            <text:p text:style-name="P6"><text:span text:style-name="T5">Open </text:span><text:span text:style-name="T6">qPCR_pipeline.ipynb</text:span><text:span text:style-name="T5"> in Google Colab, download </text:span><text:span text:style-name="T6">Sample_Data.ods</text:span><text:span text:style-name="T5"> from the same GitHub folder, upload it to the Colab file browser, and start running the cells!</text:span></text:p>
          </table:table-cell>
        </table:table-row>
      </table:table>
      <text:p text:style-name="P4"/>
      <text:h text:style-name="Heading_20_2" text:outline-level="2">What You Need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7"><text:span text:style-name="T7">📓 <text:s/>Notebook</text:span></text:p>
            <text:p text:style-name="P8"><text:span text:style-name="T8">qPCR_pipeline.ipynb</text:span></text:p>
            <text:p text:style-name="P6"><text:span text:style-name="T9">From GitHub repository:</text:span></text:p>
            <text:p text:style-name="P6"><text:a xlink:type="simple" xlink:href="https://github.com/abdullah-al-bashit/TSS-2026/tree/main/Python%20for%20Data%20Analysis%20and%20Automation" text:style-name="ListLabel_20_12" text:visited-style-name="ListLabel_20_12"><text:span text:style-name="T10">github.com/abdullah-al-bashit/TSS-2026</text:span></text:a></text:p>
            <text:p text:style-name="P6"><text:span text:style-name="T11"><text:s text:c="2"/>➜ Python for Data Analysis and Automation</text:span></text:p>
          </table:table-cell>
          <table:table-cell table:style-name="Table3.A1" office:value-type="string">
            <text:p text:style-name="P7"><text:span text:style-name="T7">📂 <text:s/>Data File</text:span></text:p>
            <text:p text:style-name="P8"><text:span text:style-name="T8">Sample_Data.ods</text:span></text:p>
            <text:p text:style-name="P6"><text:span text:style-name="T9">From the same GitHub directory:</text:span></text:p>
            <text:p text:style-name="P6"><text:span text:style-name="T11"><text:s text:c="2"/>➜ Python for Data Analysis and Automation</text:span></text:p>
          </table:table-cell>
        </table:table-row>
      </table:table>
      <text:p text:style-name="P4"/>
      <text:h text:style-name="Heading_20_2" text:outline-level="2">Getting Started — Step by Step</text:h>
      <text:list text:style-name="WWNum2">
        <text:list-item text:start-value="1">
          <text:p text:style-name="P9"><text:span text:style-name="T12"><text:s text:c="2"/>Open the Notebook in Google Colab</text:span></text:p>
        </text:list-item>
      </text:list>
      <text:p text:style-name="P10"><text:span text:style-name="T13">Go to </text:span><text:a xlink:type="simple" xlink:href="https://colab.research.google.com" text:style-name="ListLabel_20_13" text:visited-style-name="ListLabel_20_13"><text:span text:style-name="T14">colab.research.google.com</text:span></text:a><text:span text:style-name="T13"> <text:s/>→ <text:s/></text:span><text:span text:style-name="T15">File → Open notebook → GitHub tab</text:span></text:p>
      <text:p text:style-name="P11"><text:span text:style-name="T13">Paste the repository URL: <text:s/></text:span><text:a xlink:type="simple" xlink:href="https://github.com/abdullah-al-bashit/TSS-2026" text:style-name="ListLabel_20_14" text:visited-style-name="ListLabel_20_14"><text:span text:style-name="T16">github.com/abdullah-al-bashit/TSS-2026</text:span></text:a></text:p>
      <text:p text:style-name="P12"><text:span text:style-name="T13">Select </text:span><text:span text:style-name="T17">Python for Data Analysis and Automation / qPCR_pipeline.ipynb</text:span></text:p>
      <text:list text:continue-numbering="true" text:style-name="WWNum2">
        <text:list-item>
          <text:p text:style-name="P9"><text:span text:style-name="T12"><text:s text:c="2"/>Upload the Data File</text:span></text:p>
        </text:list-item>
      </text:list>
      <text:p text:style-name="P10"><text:span text:style-name="T13">Go to the same GitHub directory and download </text:span><text:span text:style-name="T18">Sample_Data.ods</text:span><text:span text:style-name="T13"> to your computer (click the file, then the download button).</text:span></text:p>
      <text:p text:style-name="P10"><text:span text:style-name="T13">In Colab, click the </text:span><text:span text:style-name="T15">folder icon</text:span><text:span text:style-name="T13"> (📁) in the left sidebar to open the file browser.</text:span></text:p>
      <text:p text:style-name="P12"><text:span text:style-name="T13">Click the </text:span><text:span text:style-name="T15">upload icon</text:span><text:span text:style-name="T13"> and select </text:span><text:span text:style-name="T18">Sample_Data.ods</text:span><text:span text:style-name="T13"> from your downloads.</text:span></text:p>
      <text:list text:continue-numbering="true" text:style-name="WWNum2">
        <text:list-item>
          <text:p text:style-name="P9"><text:span text:style-name="T12"><text:s text:c="2"/>Run the Cells</text:span></text:p>
        </text:list-item>
      </text:list>
      <text:p text:style-name="P10"><text:span text:style-name="T13">Execute cells sequentially with </text:span><text:span text:style-name="T19">Shift + Enter</text:span><text:span text:style-name="T13"> or use </text:span><text:span text:style-name="T15">Runtime → Run all</text:span><text:span text:style-name="T13">.</text:span></text:p>
      <text:p text:style-name="P13"><text:span text:style-name="T13">Follow the inline instructions and fill in the code where indicated.</text:span></text:p>
      <text:p text:style-name="P4"/>
      <text:h text:style-name="Heading_20_2" text:outline-level="2">Reading the Notebook — Comments &amp; Uncommenting</text:h>
      <text:p text:style-name="P14"><text:span text:style-name="T13">Throughout the notebook, lines starting with </text:span><text:span text:style-name="T20">#</text:span><text:span text:style-name="T13"> are </text:span><text:span text:style-name="T15">comments</text:span><text:span text:style-name="T13"> — Python ignores them entirely. We use comments for instructions, hints, and explanations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21"># This is a comment — Python skips this line</text:span></text:p>
            <text:p text:style-name="P15"><text:soft-page-break/><text:span text:style-name="T21"># df = pd.read_excel('Sample_Data.ods') <text:s/>← commented out, won’t run</text:span></text:p>
            <text:p text:style-name="P6"><text:span text:style-name="T22">df = pd.read_excel('Sample_Data.ods') <text:s text:c="3"/></text:span><text:span text:style-name="T23"><text:s/>← no #, this line runs</text:span></text:p>
          </table:table-cell>
        </table:table-row>
      </table:table>
      <text:p text:style-name="P16"/>
      <text:p text:style-name="P14"><text:span text:style-name="T13">To </text:span><text:span text:style-name="T15">uncomment</text:span><text:span text:style-name="T13"> a line (activate it), simply delete the </text:span><text:span text:style-name="T20">#</text:span><text:span text:style-name="T13"> and the space after it. To </text:span><text:span text:style-name="T15">comment out</text:span><text:span text:style-name="T13"> a line (disable it), add </text:span><text:span text:style-name="T20"># </text:span><text:span text:style-name="T13">at the beginning.</text:span></text:p>
      <text:p text:style-name="P14"><text:span text:style-name="T13">Keyboard shortcut: <text:s/>Select the line(s) and press </text:span><text:span text:style-name="T19">Ctrl + /</text:span><text:span text:style-name="T13"> <text:s/>to toggle comments on or off.</text:span></text:p>
      <text:p text:style-name="P4"/>
      <text:h text:style-name="Heading_20_2" text:outline-level="2">Restarting If Things Go Wrong</text:h>
      <text:p text:style-name="P14"><text:span text:style-name="T13">If you encounter unexpected errors or variables seem to have stale values:</text:span></text:p>
      <text:p text:style-name="P10"><text:span text:style-name="T13">Go to </text:span><text:span text:style-name="T15">Runtime → Restart session and run all</text:span></text:p>
      <text:p text:style-name="P13"><text:span text:style-name="T13">This clears all variables and re-runs every cell from the top, giving you a clean slate.</text:span></text:p>
      <text:p text:style-name="P4"/>
      <text:h text:style-name="Heading_20_2" text:outline-level="2">Re-uploading After Fixing the .ods File</text:h>
      <text:p text:style-name="P7"><text:span text:style-name="T13">When the exercise asks you to fix a value in </text:span><text:span text:style-name="T18">Sample_Data.ods</text:span><text:span text:style-name="T13">, follow these steps:</text:span></text:p>
      <text:list text:style-name="WWNum3">
        <text:list-item text:start-value="1">
          <text:p text:style-name="P17"><text:span text:style-name="T12">Download the file from Colab</text:span></text:p>
        </text:list-item>
      </text:list>
      <text:p text:style-name="P11"><text:span text:style-name="T13">In the Colab file browser, right-click </text:span><text:span text:style-name="T19">Sample_Data.ods</text:span><text:span text:style-name="T13"> → </text:span><text:span text:style-name="T15">Download</text:span><text:span text:style-name="T13">. Or use the local copy you already downloaded from GitHub.</text:span></text:p>
      <text:list text:continue-numbering="true" text:style-name="WWNum3">
        <text:list-item>
          <text:p text:style-name="P17"><text:span text:style-name="T12">Fix the value in a spreadsheet editor</text:span></text:p>
        </text:list-item>
      </text:list>
      <text:p text:style-name="P11"><text:span text:style-name="T13">Open the file in LibreOffice Calc or Excel, correct the problematic value, and save.</text:span></text:p>
      <text:list text:continue-numbering="true" text:style-name="WWNum3">
        <text:list-item>
          <text:p text:style-name="P17"><text:span text:style-name="T12">Re-upload to Colab</text:span></text:p>
        </text:list-item>
      </text:list>
      <text:p text:style-name="P11"><text:span text:style-name="T13">Use the same upload steps as before (folder icon → upload icon). Colab will overwrite the old file.</text:span></text:p>
      <text:list text:continue-numbering="true" text:style-name="WWNum3">
        <text:list-item>
          <text:p text:style-name="P17"><text:span text:style-name="T12">Re-run from the read step onward</text:span></text:p>
        </text:list-item>
      </text:list>
      <text:p text:style-name="P13"><text:span text:style-name="T13">Re-run the notebook cells starting from the </text:span><text:span text:style-name="T18">pd.read_excel()</text:span><text:span text:style-name="T13"> cell onward. No need to restart the entire session.</text:span></text:p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24">⚠ <text:s/>NOTE</text:span></text:p>
            <text:p text:style-name="P6"><text:span text:style-name="T25">Colab sessions are temporary. If your runtime disconnects, you will need to re-upload </text:span><text:span text:style-name="T26">Sample_Data.ods</text:span><text:span text:style-name="T25"> before re-running the notebook.</text:span></text:p>
          </table:table-cell>
        </table:table-row>
      </table:table>
      <text:p text:style-name="P19"/>
      <text:p text:style-name="P20"><text:span text:style-name="T27">Abdullah Al Bashit, PhD</text:span><text:span text:style-name="T28"> <text:s text:c="2"/>| <text:s text:c="2"/></text:span><text:span text:style-name="T27">Department of Bioengineering, Northeastern Universit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1c2833" loext:opacity="10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fo:color="#1c2833" loext:opacity="10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in" fo:margin-bottom="0.111in" style:contextual-spacing="false"/>
      <style:text-properties fo:color="#1b4f72" loext:opacity="100%" style:font-name="Calibri1" fo:font-family="Calibri" style:font-family-generic="swiss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39in" fo:margin-bottom="0.0693in" style:contextual-spacing="false"/>
      <style:text-properties fo:color="#2980b9" loext:opacity="100%" style:font-name="Calibri1" fo:font-family="Calibri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Calibri2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2980b9" loext:opacity="100%" fo:font-size="12pt" fo:font-weight="bold" style:font-size-asian="12pt" style:font-weight-asian="bold" style:font-size-complex="12pt" style:font-weight-complex="bold"/>
    </style:style>
    <style:style style:name="ListLabel_20_11" style:display-name="ListLabel 11" style:family="text">
      <style:text-properties fo:color="#2980b9" loext:opacity="100%" fo:font-size="12pt" fo:font-weight="bold" style:font-size-asian="12pt" style:font-weight-asian="bold" style:font-size-complex="12pt" style:font-weight-complex="bold"/>
    </style:style>
    <style:style style:name="ListLabel_20_12" style:display-name="ListLabel 12" style:family="text">
      <style:text-properties fo:color="#2980b9" loext:opacity="100%" style:font-name="Consolas" fo:font-family="Consolas" style:font-family-generic="roman" style:font-pitch="variable" fo:font-size="9pt" style:text-underline-style="solid" style:text-underline-width="auto" style:text-underline-color="font-color" style:font-name-asian="Consolas1" style:font-family-asian="Consolas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9pt"/>
    </style:style>
    <style:style style:name="ListLabel_20_13" style:display-name="ListLabel 13" style:family="text">
      <style:text-properties fo:color="#2980b9" loext:opacity="100%" fo:font-size="10.5pt" style:text-underline-style="solid" style:text-underline-width="auto" style:text-underline-color="font-color" style:font-size-asian="10.5pt" style:font-size-complex="10.5pt"/>
    </style:style>
    <style:style style:name="ListLabel_20_14" style:display-name="ListLabel 14" style:family="text">
      <style:text-properties fo:color="#2980b9" loext:opacity="100%" style:font-name="Consolas" fo:font-family="Consolas" style:font-family-generic="roman" style:font-pitch="variable" fo:font-size="9.5pt" style:text-underline-style="solid" style:text-underline-width="auto" style:text-underline-color="font-color" style:font-name-asian="Consolas1" style:font-family-asian="Consolas" style:font-family-generic-asian="system" style:font-pitch-asian="variable" style:font-size-asian="9.5pt" style:font-name-complex="Consolas1" style:font-family-complex="Consolas" style:font-family-generic-complex="system" style:font-pitch-complex="variable" style:font-size-complex="9.5pt"/>
    </style:style>
    <style:style style:name="ListLabel_20_15" style:display-name="ListLabel 15" style:family="text">
      <style:text-properties fo:color="#2980b9" loext:opacity="100%" style:font-name="Consolas" fo:font-family="Consolas" style:font-family-generic="roman" style:font-pitch="variable" fo:font-size="9pt" style:text-underline-style="solid" style:text-underline-width="auto" style:text-underline-color="font-color" style:font-name-asian="Consolas1" style:font-family-asian="Consolas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5</meta:editing-cycles>
    <meta:creation-date>2026-03-04T16:01:14.467000000</meta:creation-date>
    <dc:date>2026-03-04T11:04:42.290878000</dc:date>
    <meta:editing-duration>PT2M24S</meta:editing-duration>
    <meta:generator>LibreOffice/26.2.1.2$MacOSX_AARCH64 LibreOffice_project/8399f6259d8c87f40e7255cdb3c9b958f5e08948</meta:generator>
    <meta:document-statistic meta:table-count="5" meta:image-count="0" meta:object-count="0" meta:page-count="2" meta:paragraph-count="51" meta:word-count="473" meta:character-count="2954" meta:non-whitespace-character-count="2507"/>
  </office:meta>
</office:document-meta>
</file>